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color="#e01e5a" fo:font-weight="bold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Source_20_Text"><text:span text:style-name="T1">pwd</text:span></text:span><text:line-break/><text:span text:style-name="T2">Zeigt das aktuelle Verzeichnis an, in dem wir uns befinden.</text:span><text:span text:style-name="Source_20_Text"><text:span text:style-name="T1">ls</text:span></text:span><text:line-break/><text:span text:style-name="T2">Zeigt den Inhalt des aktuellen Verzeichnisses an.</text:span><text:span text:style-name="Source_20_Text"><text:span text:style-name="T1">ls irgendein/pfad</text:span></text:span><text:line-break/><text:span text:style-name="T2">Zeigt den Inhalt des angegebenen Verzeichnisses an.</text:span><text:span text:style-name="Source_20_Text"><text:span text:style-name="T1">ls -l</text:span></text:span><text:line-break/><text:span text:style-name="T2">Listet den Inhalt eines Verzeichnisses mit weiteren Details auf.</text:span><text:span text:style-name="Source_20_Text"><text:span text:style-name="T1">ls -a</text:span></text:span><text:line-break/><text:span text:style-name="T2">Zeigt auch die versteckten Dateien und Verzeichnisse an (versteckte Elemente beginnen mit einem Punkt, z.B.: .ssh).</text:span><text:span text:style-name="Source_20_Text"><text:span text:style-name="T1">ls -lh</text:span></text:span><text:line-break/><text:span text:style-name="T2">Listet den Inhalt eines Verzeichnisses mit weiteren Details auf und formatiert die Dateigrößen in ein besser lesbares Format.</text:span><text:span text:style-name="Source_20_Text"><text:span text:style-name="T1">cd</text:span></text:span><text:line-break/><text:span text:style-name="T2">Wechselt in das Home-Verzeichnis, wenn kein Pfad angegeben wird.</text:span><text:span text:style-name="Source_20_Text"><text:span text:style-name="T1">cd /irgendein/pfad</text:span></text:span><text:line-break/><text:span text:style-name="T2">Wechselt in das angegebene Verzeichnis. Das / am Anfang bedeutet, dass wir im Hauptverzeichnis beginnen.</text:span><text:line-break/><text:span text:style-name="T2">Geben wir das / nicht am Anfang an, wechseln wir vom aktuellen Verzeichnis (siehe pwd) in ein Unterverzeichnis.Wichtige Befehle für das Arbeiten mit Dateien und Verzeichnissen</text:span><text:line-break/><text:span text:style-name="T2">------------------------------------------------------------------</text:span><text:line-break/><text:span text:style-name="Source_20_Text"><text:span text:style-name="T1">mkdir verzeichnisname</text:span></text:span><text:line-break/><text:span text:style-name="T2">Erstellt ein neues Verzeichnis mit dem angegebenen Namen.</text:span><text:span text:style-name="Source_20_Text"><text:span text:style-name="T1">touch dateiname</text:span></text:span><text:line-break/><text:span text:style-name="T2">Erstellt eine neue Datei mit dem angegebenen Namen.</text:span><text:span text:style-name="Source_20_Text"><text:span text:style-name="T1">mv quelle ziel</text:span></text:span><text:line-break/><text:span text:style-name="T2">Verschiebt eine Datei von der Quelle zum Ziel. Wird ein anderer Dateiname als Ziel angegeben, kann mv auch umbenennen.</text:span><text:span text:style-name="Source_20_Text"><text:span text:style-name="T1">cp quelle ziel</text:span></text:span><text:line-break/><text:span text:style-name="T2">Kopiert eine Datei von der Quelle zum Ziel. Wird ein anderer Dateiname als Ziel angegeben, wird die Kopie umbenannt.</text:span><text:span text:style-name="Source_20_Text"><text:span text:style-name="T1">cp -r quelle ziel</text:span></text:span><text:line-break/><text:span text:style-name="T2">Kopiert ein Verzeichnis von der Quelle zum Ziel. Mit -r werden alle Inhalte kopiert.</text:span><text:span text:style-name="Source_20_Text"><text:span text:style-name="T1">rm dateiname</text:span></text:span><text:line-break/><text:span text:style-name="T2">Löscht eine Datei. (Achtung, es gibt keinen Papierkorb! Was weg ist, ist weg)</text:span><text:span text:style-name="Source_20_Text"><text:span text:style-name="T1">rm -r verzeichnisname</text:span></text:span><text:line-break/><text:span text:style-name="T2">Löscht ein Verzeichnis. Mit -r wird der gesamte Inhalt des Verzeichnisses gelöscht. Das ist notwendig, da wir das Verzeichnis nur löschen können, wenn es leer ist.Dateien anzeigen und bearbeiten</text:span><text:line-break/><text:span text:style-name="T2">------------------------------------------------------------------</text:span><text:line-break/><text:span text:style-name="Source_20_Text"><text:span text:style-name="T1">less dateiname</text:span></text:span><text:line-break/><text:span text:style-name="T2">Zeigt den Inhalt einer Datei an. Mit den Pfeiltasten und Bild-rauf/Bild-runter kann durch längere Dateien geblättert werden.</text:span><text:line-break/><text:span text:style-name="T2">Beenden mit Q.</text:span><text:span text:style-name="Source_20_Text"><text:span text:style-name="T1">nano dateiname</text:span></text:span><text:line-break/><text:span text:style-name="T2">Öffnet den Editor "nano", um die Datei zu bearbeiten.</text:span><text:line-break/><text:span text:style-name="T2">Beenden mit STRG + X. Wenn die Datei verändert wurde, folgt eine Frage, ob gespeichert werden soll. Mit bestätigen J oder N ablehnen, anschließend Dateiname mit ENTER bestätig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4:44:07.573745205</meta:creation-date>
    <meta:print-date>2022-04-19T14:45:10.511077566</meta:print-date>
    <dc:date>2022-04-19T23:51:14.383991792</dc:date>
    <meta:editing-duration>PT8H56M56S</meta:editing-duration>
    <meta:editing-cycles>1</meta:editing-cycles>
    <meta:document-statistic meta:table-count="0" meta:image-count="0" meta:object-count="0" meta:page-count="1" meta:paragraph-count="1" meta:word-count="308" meta:character-count="2228" meta:non-whitespace-character-count="1920"/>
    <meta:generator>LibreOffice/6.4.7.2$Linux_X86_64 LibreOffice_project/40$Build-2</meta:generator>
  </office:meta>
</office:document-meta>
</file>